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Set.QNameSet( Set excludedURIs , Set includedURIs , Set excludedQNamesInIncludedURIs , Set includedQNamesInExcludedURI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NameSet.excludedUR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Set.forSpecification( QNameSetSpecification sp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Set.excludedQNamesInIncludedUR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.forSets( Set excludedURIs , Set includedURIs , Set excludedQNamesInIncludedURIs , Set includedQNamesInExcludedURI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QNameSet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QNameSet.singleton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.isDisjoint( QNameSetSpecification 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NameSet.union( QNameSetSpecification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Set.intersect( QNameSetSpecification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Set.contains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.includedUR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Set.isDisjointImpl( QNameSetSpecification set1 , QNameSetSpecification set2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QNameSet.is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.inver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NameSet.prettyQNam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Set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.includedQNamesInExcludedUR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.nsFromName( QName xm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Set.minSetCopy( Set origin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NameSet.forWildcardNamespaceString( String wildcard , String targe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.forArray( QName [ ] includedQ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Set.containsAll( QNameSetSpecification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